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599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9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1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2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3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5" office:value-type="string">
            <text:p>Key(s) to add/update</text:p>
          </table:table-cell>
          <table:table-cell table:style-name="ce10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6" office:value-type="string">
            <text:p>Process.*</text:p>
          </table:table-cell>
          <table:table-cell table:style-name="ce11"/>
          <table:table-cell table:style-name="ce13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8" office:value-type="string">
            <text:p>ExtractMetaDataFromDataBase.dbTypeNotFou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tadataDialog.DatabaseLab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deReturnProposal.*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office:value-type="string">
            <text:p>org.talend.designer.rowgenerator</text:p>
          </table:table-cell>
          <table:table-cell table:style-name="ce9" office:value-type="string">
            <text:p>FunctionManager.PurePerl.ParaName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9" office:value-type="string">
            <text:p>FunctionManager.PurePerl.Desc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9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/>
        </table:table-row>
        <table:table-row table:style-name="ro2" table:number-rows-repeated="6552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8">2007／02／28</text:date>, <text:time>14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2-28T14:27:17</dc:date>
    <dc:language>fr-FR</dc:language>
    <meta:editing-cycles>17</meta:editing-cycles>
    <meta:editing-duration>PT1H20M46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